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byssinica SIL" svg:font-family="'Abyssinica SIL'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870"/>
    </style:style>
    <style:style style:name="P2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0e5870" officeooo:paragraph-rsid="000e587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paragraph-rsid="000e587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0f7615" officeooo:paragraph-rsid="000f7615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127b25" officeooo:paragraph-rsid="00127b2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27b25" officeooo:paragraph-rsid="001a592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6b2b4" officeooo:paragraph-rsid="0016b2b4" style:font-size-asian="12pt" style:font-weight-asian="normal" style:font-size-complex="12pt" style:font-weight-complex="normal"/>
    </style:style>
    <style:style style:name="T1" style:family="text">
      <style:text-properties officeooo:rsid="000e5870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officeooo:rsid="000e5870" style:font-style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officeooo:rsid="0011423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870" style:font-size-asian="12pt" style:font-style-asian="normal" style:font-weight-asian="normal" style:font-size-complex="12pt" style:font-weight-complex="normal" style:text-emphasize="none"/>
    </style:style>
    <style:style style:name="T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23e" style:font-size-asian="12pt" style:font-style-asian="normal" style:font-weight-asian="normal" style:font-size-complex="12pt" style:font-weight-complex="normal" style:text-emphasize="none"/>
    </style:style>
    <style:style style:name="T7" style:family="text">
      <style:text-properties officeooo:rsid="00127b25"/>
    </style:style>
    <style:style style:name="T8" style:family="text">
      <style:text-properties officeooo:rsid="00189ce4"/>
    </style:style>
    <style:style style:name="T9" style:family="text">
      <style:text-properties officeooo:rsid="001a70f2"/>
    </style:style>
    <style:style style:name="T10" style:family="text">
      <style:text-properties officeooo:rsid="001c6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2">Artifact Knoten:</text:span></text:p>
      <text:p text:style-name="P4"><text:span text:style-name="T3">match (n:artifact) return count(*): </text:span><text:span text:style-name="T2">125.066</text:span></text:p>
      <text:p text:style-name="P3"><text:span text:style-name="T2"/></text:p>
      <text:p text:style-name="P3"><text:span text:style-name="T2">Group Knoten:</text:span></text:p>
      <text:p text:style-name="P4"><text:span text:style-name="T3">match (n:group) return count(*): </text:span><text:span text:style-name="T2">20.887</text:span></text:p>
      <text:p text:style-name="P4"><text:span text:style-name="T3"/></text:p>
      <text:p text:style-name="P3"><text:span text:style-name="T2">Version Knoten:</text:span></text:p>
      <text:p text:style-name="P1"><text:span text:style-name="T5">match (n:version) return count(*): </text:span><text:span text:style-name="T3">1.869.375</text:span></text:p>
      <text:p text:style-name="P3"><text:span text:style-name="T2"/></text:p>
      <text:p text:style-name="P3"><text:span text:style-name="T2">Anzahl aller Beziehungen:</text:span></text:p>
      <text:p text:style-name="P1"><text:span text:style-name="T5">match (n)-[r]-(b) return count</text:span><text:span text:style-name="T6">(*)</text:span><text:span text:style-name="T5">: </text:span><text:span text:style-name="T3">14.012.585</text:span></text:p>
      <text:p text:style-name="P3"><text:span text:style-name="T2"/></text:p>
      <text:p text:style-name="P3"><text:span text:style-name="T2">Anzahl „gehoert_zu“ Beziehungen:</text:span></text:p>
      <text:p text:style-name="P1"><text:span text:style-name="T5">match (n)-[r:gehoert_zu]-(b) return count(r): </text:span><text:span text:style-name="T3">2.573.136</text:span></text:p>
      <text:p text:style-name="P3"><text:span text:style-name="T2"/></text:p>
      <text:p text:style-name="P3"><text:span text:style-name="T2">Anzahl „nutzt“ Beziehungen:</text:span></text:p>
      <text:p text:style-name="P1"><text:span text:style-name="T5">match (n)-[r:nutzt]-(b) return count(r): </text:span><text:span text:style-name="T3">11.439.449</text:span></text:p>
      <text:p text:style-name="P3"><text:span text:style-name="T2"/></text:p>
      <text:p text:style-name="P3"/>
      <text:p text:style-name="P3"/>
      <text:p text:style-name="P3">//Get dependency of one artifact:</text:p>
      <text:p text:style-name="P4">match (n:group {name:'org.duracloud'}) -- (m:artifact {name:'notification-amazon'}) -- (l:version {name:'3.6.0'}) --&gt; (o) </text:p>
      <text:p text:style-name="P4">return n,m,l,o</text:p>
      <text:p text:style-name="P4"/>
      <text:p text:style-name="P4">//<text:span text:style-name="T1">Get all dependencies of one artifact with version</text:span></text:p>
      <text:p text:style-name="P5">match (n:group) -- (m:artifact {name:'notification-amazon'}) -- (l:version {name:'3.6.0'}) -[:nutzt*]-&gt; (o) --&gt; (b:artifact) -- (h:group) </text:p>
      <text:p text:style-name="P5">return n,m,l,o,b,h</text:p>
      <text:p text:style-name="P5"/>
      <text:p text:style-name="P5">//<text:span text:style-name="T7">who uses my project?</text:span></text:p>
      <text:p text:style-name="P6">match (n:group) -- (m:artifact {name:'notification-amazon'}) -- (l:version)</text:p>
      <text:p text:style-name="P6">Optional Match l &lt;-[:nutzt]- (o) --&gt; (b:artifact) -- (h:group) </text:p>
      <text:p text:style-name="P6">return n,m,l,o,b,h</text:p>
      <text:p text:style-name="P6"/>
      <text:p text:style-name="P6">//<text:span text:style-name="T8">top 10 used artifacts</text:span></text:p>
      <text:p text:style-name="P8">match (a:artifact)--(n:version) &lt;-[r:nutzt]- (m:version) return a, count(r) as counted order by counted desc limit 10</text:p>
      <text:p text:style-name="P8"/>
      <text:p text:style-name="P7">//<text:span text:style-name="T8">top 10 used groups</text:span></text:p>
      <text:p text:style-name="P8">match (g:group)--(a:artifact)--(n:version) &lt;-[r:nutzt]- (m:version) return g, count(r) as counted order by counted desc limit 10</text:p>
      <text:p text:style-name="P8"/>
      <text:p text:style-name="P7">//<text:span text:style-name="T8">top 10 used versions</text:span></text:p>
      <text:p text:style-name="P8">match (g:group)--(a:artifact)--(n:version) &lt;-[r:nutzt]- (m:version) return n, count(r) as counted order by counted desc limit 10</text:p>
      <text:p text:style-name="P8"/>
      <text:p text:style-name="P8">//<text:span text:style-name="T10">top 10 worst projects :o)</text:span></text:p>
      <text:p text:style-name="P8">match (g:group)--(a:artifact)--(n:version) -[r:nutzt*..1]-&gt; (m:version) return n.id, count(r) as counted order by counted desc limit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byssinica SIL" svg:font-family="'Abyssinica SIL'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96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2:59:11.101113603</meta:creation-date>
    <dc:date>2016-01-08T16:19:33.545166186</dc:date>
    <meta:editing-duration>PT2H34M46S</meta:editing-duration>
    <meta:editing-cycles>11</meta:editing-cycles>
    <meta:generator>LibreOffice/4.4.2.2$Linux_X86_64 LibreOffice_project/40m0$Build-2</meta:generator>
    <meta:document-statistic meta:table-count="0" meta:image-count="0" meta:object-count="0" meta:page-count="1" meta:paragraph-count="30" meta:word-count="196" meta:character-count="1559" meta:non-whitespace-character-count="1400"/>
  </office:meta>
</office:document-meta>
</file>